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0000001F333EF5AF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086cm" fo:min-width="4.58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003cm" fo:min-width="2.753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3465a4" draw:marker-start-width="0.321cm" draw:marker-end-width="0.321cm" draw:fill="none" loext:fill-use-slide-background="false" draw:textarea-horizontal-align="justify" draw:textarea-vertical-align="middle" draw:auto-grow-height="false" fo:min-height="0.087cm" fo:min-width="2.087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087cm" fo:min-width="0.587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3.083cm" svg:height="10.462cm" svg:x="-0.333cm" svg:y="-0.25cm">
            <draw:image xlink:href="Pictures/1000000100000270000001F333EF5AFB.png" xlink:type="simple" xlink:show="embed" xlink:actuate="onLoad" draw:mime-type="image/png">
              <text:p/>
            </draw:image>
          </draw:frame>
          <draw:custom-shape draw:style-name="gr3" draw:text-style-name="P2" draw:layer="layout" svg:width="5.167cm" svg:height="0.416cm" svg:x="2.583cm" svg:y="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33cm" svg:height="0.333cm" svg:x="2.583cm" svg:y="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667cm" svg:height="0.417cm" svg:x="2.583cm" svg:y="2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.167cm" svg:height="0.417cm" svg:x="2.583cm" svg:y="2.83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2cm" fo:page-height="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04:26:08.301384737</dc:date>
    <meta:editing-duration>PT9M7S</meta:editing-duration>
    <meta:editing-cycles>3</meta:editing-cycles>
    <meta:generator>LibreOffice/24.2.7.2$Linux_X86_64 LibreOffice_project/420$Build-2</meta:generator>
    <meta:document-statistic meta:object-count="6"/>
  </office:meta>
</office:document-meta>
</file>